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text-properties fo:color="#000000" style:text-underline-style="none" fo:font-weight="normal" officeooo:paragraph-rsid="000a7cd4"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fo:font-weight="bold" style:font-weight-asian="bold" style:font-weight-complex="bold"/>
    </style:style>
    <style:style style:name="T7" style:family="text">
      <style:text-properties fo:color="#00a933"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800080"/>
    </style:style>
    <style:style style:name="T12" style:family="text">
      <style:text-properties fo:color="#800080"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0673ff"/>
    </style:style>
    <style:style style:name="T16" style:family="text">
      <style:text-properties fo:color="#0673ff" fo:font-weight="normal" style:font-weight-asian="normal" style:font-weight-complex="normal"/>
    </style:style>
    <style:style style:name="T17" style:family="text">
      <style:text-properties fo:color="#0673ff" style:text-underline-style="solid" style:text-underline-width="auto" style:text-underline-color="font-color"/>
    </style:style>
    <style:style style:name="T18" style:family="text">
      <style:text-properties fo:color="#000000"/>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5">Blu</text:span> = associazione</text:p>
      <text:p text:style-name="P2"><text:span text:style-name="T2">Rosso</text:span> = identificatore principale</text:p>
      <text:p text:style-name="P2"><text:span text:style-name="T4">Verde</text:span> = attributo</text:p>
      <text:p text:style-name="P2"><text:span text:style-name="T11">Viola</text:span> = cardinalità</text:p>
      <text:p text:style-name="P1"/>
      <text:p text:style-name="P1">Si vuole realizzare un sistema informativo per la gestione di una bacheca elettronica di annunci. </text:p>
      <text:p text:style-name="P1"/>
      <text:p text:style-name="P1">Tale bacheca permette agli <text:span text:style-name="T1"><office:annotation office:name="__Annotation__406_3229985513"><dc:creator>Autore sconosciuto</dc:creator><dc:date>2020-11-13T23:15:55.205763920</dc:date><text:p text:style-name="P4"><text:span text:style-name="T19">utente</text:span></text:p></office:annotation></text:span><text:span text:style-name="T1">utenti del sistema</text:span><office:annotation-end office:name="__Annotation__406_3229985513"/> di <text:span text:style-name="T16">inserire</text:span><text:span text:style-name="T1"> annunci</text:span> per la vendita di materiale usato, di <text:span text:style-name="T15">scambiare messaggi</text:span> tra di loro (in <text:span text:style-name="T9">maniera privata</text:span>) per accordarsi sulla vendita/consegna dell’oggetto, o di <text:span text:style-name="T16">inserire</text:span><text:span text:style-name="T1"> domande</text:span> (in <text:span text:style-name="T9">maniera pubblica</text:span>) sull’oggetto. </text:p>
      <text:p text:style-name="Standard"/>
      <text:p text:style-name="Standard">Un <text:span text:style-name="T14">utente</text:span><text:span text:style-name="T1"> del sistema</text:span> si <text:span text:style-name="T18">registra</text:span> scegliendo un <text:span text:style-name="T3">username univoco</text:span>, inserendo tutte le sue <text:span text:style-name="T4">informazioni anagrafiche</text:span>, indicando un <text:span text:style-name="T4">indirizzo di residenza</text:span> ed eventualmente un <text:span text:style-name="T4">indirizzo di fatturazione</text:span>, un <text:span text:style-name="T11">numero arbitrario</text:span> di <text:span text:style-name="T4">recapiti</text:span> (telefono, cellulare, email) indicandone <text:span text:style-name="T11">uno</text:span> come mezzo di comunicazione preferito, ed inserendo i <text:span text:style-name="T4">dati relativi alla sua carta di credito</text:span>. I dati della carta di credito <text:span text:style-name="T11">non sono obbligatori</text:span>.</text:p>
      <text:p text:style-name="Standard"/>
      <text:p text:style-name="Standard"><text:span text:style-name="T8">I </text:span><text:span text:style-name="T8"><office:annotation office:name="__Annotation__369_3229985513"><dc:creator>Autore sconosciuto</dc:creator><dc:date>2020-11-13T19:19:21.608536473</dc:date><text:p text:style-name="P4"><text:span text:style-name="T19">utente</text:span></text:p></office:annotation></text:span><text:span text:style-name="T8">gestori del servizio</text:span><office:annotation-end office:name="__Annotation__369_3229985513"/><text:span text:style-name="T8"> </text:span><text:span text:style-name="T12">possono</text:span><text:span text:style-name="T8"> </text:span><text:span text:style-name="T17">creare</text:span><text:span text:style-name="T8"> una </text:span><text:span text:style-name="T10">gerarchia di categorie</text:span><text:span text:style-name="T8"> per gli annunci.</text:span> Un <text:span text:style-name="T1">utente</text:span>, per <text:span text:style-name="T15">creare</text:span> un <text:span text:style-name="T1">annuncio</text:span>, <text:span text:style-name="T15">seleziona</text:span> una <text:span text:style-name="T1">categoria</text:span> e scrive una <text:span text:style-name="T4">descrizione dell’oggetto</text:span>. <text:span text:style-name="T11">Eventualmente</text:span>, può decidere di caricare una <text:span text:style-name="T4">foto dell’oggetto</text:span>. <text:span text:style-name="T8">Per </text:span><text:span text:style-name="T17">creare</text:span><text:span text:style-name="T8"> un </text:span><text:span text:style-name="T10">annuncio</text:span><text:span text:style-name="T8">, un </text:span><text:span text:style-name="T10">utente</text:span><text:span text:style-name="T8"> deve </text:span><text:span text:style-name="T12">necessariamente</text:span><text:span text:style-name="T8"> aver inserito i </text:span><text:span text:style-name="T5">dati della sua carta di credito</text:span>. Quando un <text:span text:style-name="T10"><office:annotation office:name="__Annotation__401_3229985513"><dc:creator>Autore sconosciuto</dc:creator><dc:date>2020-11-13T22:32:29.032701340</dc:date><text:p text:style-name="P4"><text:span text:style-name="T19">annuncio</text:span></text:p></office:annotation></text:span><text:span text:style-name="T10">oggetto</text:span><office:annotation-end office:name="__Annotation__401_3229985513"/><text:span text:style-name="T8"> inserito in bacheca è stato venduto</text:span>, l’<text:span text:style-name="T1">utente</text:span> lo <text:span text:style-name="T4">indica </text:span><text:span text:style-name="T7">come tale</text:span> e questo non viene più visualizzato nella bacheca pubblica. </text:p>
      <text:p text:style-name="Standard"/>
      <text:p text:style-name="Standard">Un <text:span text:style-name="T1">utente del sistema</text:span>, una volta <text:span text:style-name="T15">letto e scelto</text:span> un annuncio, <text:span text:style-name="T11">può</text:span> decidere di <text:span text:style-name="T15">inserire</text:span> un <text:span text:style-name="T1">commento pubblico</text:span> o di <text:span text:style-name="T15">inviare</text:span> un <text:span text:style-name="T1">messaggio privato</text:span> all’utente che ha inserito l’<text:span text:style-name="T1">annuncio</text:span>. Similmente, un utente può “<text:span text:style-name="T15">seguire</text:span>” uno degli <text:span text:style-name="T1">annunci</text:span>, venendo così <text:span text:style-name="T17">informato</text:span> ogni volta che su questo viene effettuata una modifica (ad esempio, viene inserita una nuova nota).</text:p>
      <text:p text:style-name="Standard"/>
      <text:p text:style-name="Standard">In generale, un <text:span text:style-name="T1">utente</text:span> <text:span text:style-name="T11">può</text:span>:</text:p>
      <text:p text:style-name="Standard"><text:s text:c="4"/>• <text:s/><text:span text:style-name="T15">Inserire/rimuovere</text:span> nuovi <text:span text:style-name="T1">annunci</text:span></text:p>
      <text:p text:style-name="Standard"><text:s text:c="4"/>• <text:s/>Modificare le sue <text:span text:style-name="T11">informazioni anagrafiche</text:span></text:p>
      <text:p text:style-name="Standard"><text:s text:c="4"/>• <text:s/><text:span text:style-name="T15">Seguire</text:span> <text:span text:style-name="T1">annunci</text:span></text:p>
      <text:p text:style-name="Standard"><text:s text:c="4"/>• <text:s/><text:span text:style-name="T15">Mostra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text:span text:style-name="T4">stato</text:span>)</text:p>
      <text:p text:style-name="Standard"><text:s text:c="4"/>• <text:span text:style-name="T15">Inviare</text:span> <text:span text:style-name="T1">messaggi</text:span> agli altri <text:span text:style-name="T1">utenti</text:span> e mostrare lo <text:span text:style-name="T5">storico delle sue conversazioni</text:span>, anche con la <text:span text:style-name="T11">possibilità</text:span> di <text:span text:style-name="T15">rispondere ad una <text:s/>conversazione specifica</text:span></text:p>
      <text:p text:style-name="Standard"><text:s text:c="4"/>• <text:span text:style-name="T15">Inserire commenti</text:span> agli <text:span text:style-name="T1">annunci</text:span> ancora <text:span text:style-name="T4">attivi</text:span></text:p>
      <text:p text:style-name="Standard"/>
      <text:p text:style-name="Standard">I <text:span text:style-name="T1">gestori del servizio</text:span> prendono una percentuale su ciascun oggetto indicato come venduto. Per questo motivo, essi <text:span text:style-name="T11">possono</text:span> <text:span text:style-name="T15">generare</text:span> un <text:span text:style-name="T1">report</text:span> indicante per ciascun <text:span text:style-name="T1">utente del sistema</text:span> quanti annunci sono stati contrassegnati come venduti. Il sistema calcola un percentuale</text:p>
      <text:p text:style-name="Standard">pari al 3% della somma degli importi di tali oggetti, nel caso in cui la percentuale associata non sia già stata riscossa. Il report riporta anche le informazioni sulla carta di credito dell’utente, al fine di permettere la riscossione della percentua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1-14T00:32:17.707423227</dc:date>
    <meta:editing-duration>PT1H17M55S</meta:editing-duration>
    <meta:editing-cycles>3</meta:editing-cycles>
    <meta:generator>LibreOffice/6.1.5.2$Linux_X86_64 LibreOffice_project/10$Build-2</meta:generator>
    <meta:document-statistic meta:table-count="0" meta:image-count="0" meta:object-count="0" meta:page-count="1" meta:paragraph-count="19" meta:word-count="432" meta:character-count="2906" meta:non-whitespace-character-count="2461"/>
  </office:meta>
</office:document-meta>
</file>